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c9005" officeooo:paragraph-rsid="000c90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0e23e3" officeooo:paragraph-rsid="000e23e3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2262e" officeooo:paragraph-rsid="0012262e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35d32" officeooo:paragraph-rsid="00135d32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4cb9d" officeooo:paragraph-rsid="0016a3e6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6a3e6" officeooo:paragraph-rsid="0016a3e6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76a12" officeooo:paragraph-rsid="00176a12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8f4cc" officeooo:paragraph-rsid="0018f4cc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a15ca" officeooo:paragraph-rsid="001a15ca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b8e32" officeooo:paragraph-rsid="001b8e32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1b8e32" officeooo:paragraph-rsid="002199a6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1fcaf0" officeooo:paragraph-rsid="001fcaf0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23dedc" officeooo:paragraph-rsid="0023dedc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23dedc" officeooo:paragraph-rsid="0025d13d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24c179" officeooo:paragraph-rsid="0024c179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24c179" officeooo:paragraph-rsid="002540c8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24c179" officeooo:paragraph-rsid="0025d13d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25d13d" officeooo:paragraph-rsid="0025d13d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25d13d" officeooo:paragraph-rsid="0028a6d0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286975" officeooo:paragraph-rsid="0028a6d0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officeooo:paragraph-rsid="001fcaf0" style:font-weight-asian="bold" style:font-weight-complex="bold"/>
    </style:style>
    <style:style style:name="P23" style:family="paragraph" style:parent-style-name="Standard">
      <style:text-properties fo:font-weight="bold" officeooo:rsid="001fcaf0" officeooo:paragraph-rsid="001fcaf0" style:font-weight-asian="bold" style:font-weight-complex="bold"/>
    </style:style>
    <style:style style:name="P24" style:family="paragraph" style:parent-style-name="Standard">
      <style:text-properties style:font-name="Liberation Serif" fo:font-size="12pt" fo:font-weight="bold" officeooo:paragraph-rsid="001c50f8" style:font-size-asian="12pt" style:font-weight-asian="bold" style:font-size-complex="12pt" style:font-weight-complex="bold"/>
    </style:style>
    <style:style style:name="P25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6" style:family="paragraph" style:parent-style-name="Preformatted_20_Text">
      <style:text-properties style:font-name="Liberation Serif" fo:font-size="12pt" fo:font-weight="bold" officeooo:rsid="00135d32" officeooo:paragraph-rsid="00135d32" style:font-size-asian="12pt" style:font-weight-asian="bold" style:font-size-complex="12pt" style:font-weight-complex="bold"/>
    </style:style>
    <style:style style:name="P27" style:family="paragraph" style:parent-style-name="Preformatted_20_Text">
      <style:paragraph-properties fo:margin-top="0in" fo:margin-bottom="0.1965in" loext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8" style:family="paragraph" style:parent-style-name="Preformatted_20_Text">
      <style:paragraph-properties fo:margin-top="0in" fo:margin-bottom="0.1965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Preformatted_20_Text">
      <style:paragraph-properties fo:margin-top="0in" fo:margin-bottom="0.1965in" loext:contextual-spacing="false"/>
      <style:text-properties fo:font-size="12pt" fo:font-weight="bold" officeooo:rsid="001e16df" officeooo:paragraph-rsid="001e16df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margin-top="0in" fo:margin-bottom="0.1965in" loext:contextual-spacing="false"/>
      <style:text-properties fo:font-size="12pt" fo:font-weight="bold" officeooo:rsid="001fcaf0" officeooo:paragraph-rsid="0022dbf5" style:font-size-asian="12pt" style:font-weight-asian="bold" style:font-size-complex="12pt" style:font-weight-complex="bold"/>
    </style:style>
    <style:style style:name="T1" style:family="text">
      <style:text-properties officeooo:rsid="00109bc1"/>
    </style:style>
    <style:style style:name="T2" style:family="text">
      <style:text-properties officeooo:rsid="0012262e"/>
    </style:style>
    <style:style style:name="T3" style:family="text">
      <style:text-properties officeooo:rsid="0016a3e6"/>
    </style:style>
    <style:style style:name="T4" style:family="text">
      <style:text-properties officeooo:rsid="00176a12"/>
    </style:style>
    <style:style style:name="T5" style:family="text">
      <style:text-properties officeooo:rsid="0018f4cc"/>
    </style:style>
    <style:style style:name="T6" style:family="text">
      <style:text-properties officeooo:rsid="001c50f8"/>
    </style:style>
    <style:style style:name="T7" style:family="text">
      <style:text-properties officeooo:rsid="001e16df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e16df"/>
    </style:style>
    <style:style style:name="T10" style:family="text">
      <style:text-properties style:font-name="Liberation Serif" officeooo:rsid="001c50f8"/>
    </style:style>
    <style:style style:name="T11" style:family="text">
      <style:text-properties style:font-name="Liberation Serif" officeooo:rsid="002199a6"/>
    </style:style>
    <style:style style:name="T12" style:family="text">
      <style:text-properties style:font-name="Liberation Serif" officeooo:rsid="0012262e" style:font-size-asian="10.5pt"/>
    </style:style>
    <style:style style:name="T13" style:family="text">
      <style:text-properties style:font-name="Liberation Serif" officeooo:rsid="0022dbf5"/>
    </style:style>
    <style:style style:name="T14" style:family="text">
      <style:text-properties style:font-name="Liberation Serif" style:font-size-asian="12pt"/>
    </style:style>
    <style:style style:name="T15" style:family="text">
      <style:text-properties style:font-name="Liberation Serif" officeooo:rsid="0024c179" style:font-size-asian="12pt"/>
    </style:style>
    <style:style style:name="T16" style:family="text">
      <style:text-properties style:font-name="Liberation Serif" officeooo:rsid="0022dbf5" style:font-size-asian="12pt"/>
    </style:style>
    <style:style style:name="T17" style:family="text">
      <style:text-properties style:font-name="Liberation Serif" officeooo:rsid="0023dedc" style:font-size-asian="12pt"/>
    </style:style>
    <style:style style:name="T18" style:family="text">
      <style:text-properties style:font-name="Liberation Serif" officeooo:rsid="002540c8" style:font-size-asian="12pt"/>
    </style:style>
    <style:style style:name="T19" style:family="text">
      <style:text-properties style:font-name="Liberation Serif" officeooo:rsid="0025d13d" style:font-size-asian="12pt"/>
    </style:style>
    <style:style style:name="T20" style:family="text">
      <style:text-properties style:font-name="Liberation Serif" officeooo:rsid="0028a6d0" style:font-size-asian="12pt"/>
    </style:style>
    <style:style style:name="T21" style:family="text">
      <style:text-properties style:font-name="Liberation Serif" officeooo:rsid="0012262e" style:font-size-asian="12pt"/>
    </style:style>
    <style:style style:name="T22" style:family="text">
      <style:text-properties style:font-name="Liberation Serif" officeooo:rsid="001a15ca"/>
    </style:style>
    <style:style style:name="T23" style:family="text">
      <style:text-properties officeooo:rsid="001fcaf0"/>
    </style:style>
    <style:style style:name="T24" style:family="text">
      <style:text-properties officeooo:rsid="0022dbf5"/>
    </style:style>
    <style:style style:name="T25" style:family="text">
      <style:text-properties officeooo:rsid="0025d13d"/>
    </style:style>
    <style:style style:name="T26" style:family="text">
      <style:text-properties officeooo:rsid="00286975"/>
    </style:style>
    <style:style style:name="T27" style:family="text">
      <style:text-properties officeooo:rsid="0028a6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łownik pojęć</text:p>
      <text:p text:style-name="P1"/>
      <text:p text:style-name="P2">Słownik pojęć został utworzony w celu ułatwienia zrozumienia pewnych słów, które mimo pozornej zgodności mają tak naprawdę bardzo różne interpretacje. <text:span text:style-name="T1">Przy tworzeniu słownika dążyliśmy do maksymalnego uproszczenia , ujednolicenia i jednoznaczności wszystkich terminów w nim zawartych.</text:span></text:p>
      <text:p text:style-name="P2"/>
      <text:p text:style-name="P2"/>
      <text:p text:style-name="P3">&lt;zero&gt;::= 0<text:line-break/><text:span text:style-name="T24">&lt;cyfra binarna&gt;::= &lt;zero&gt; | 1</text:span></text:p>
      <text:p text:style-name="P3">&lt;cyfra niezerowa&gt;::= 1|2|3|4|5|6|7|8|9</text:p>
      <text:p text:style-name="P3">&lt;cyfra&gt;::= &lt;zero&gt; | &lt;cyfra niezerowa&gt;</text:p>
      <text:p text:style-name="P3">&lt;ciąg cyfr&gt;::= &lt;cyfra&gt; | &lt;cyfra&gt;&lt;ciąg cyfr&gt;</text:p>
      <text:p text:style-name="P3">&lt;liczba naturalna&gt;::= &lt;cyfra&gt; | &lt;cyfra niezerowa&gt;&lt;ciąg cyfr&gt;</text:p>
      <text:p text:style-name="P4">&lt;przecinek&gt;::=, | .</text:p>
      <text:p text:style-name="P4">&lt;liczba rzeczywista&gt;::= &lt;liczba naturalna&gt; | &lt;liczba naturalna&gt;&lt;przecinek&gt;&lt;ciąg cyfr&gt; </text:p>
      <text:p text:style-name="P4"/>
      <text:p text:style-name="P26"><text:span text:style-name="T4">&lt;litera&gt;::</text:span>= "A" | "B" | "C" | "D" | "E" | "F" | "G"</text:p>
      <text:p text:style-name="P25"><text:s text:c="21"/>| "H" | "I" | "J" | "K" | "L" | "M" | "N"</text:p>
      <text:p text:style-name="P25"><text:s text:c="21"/>| "O" | "P" | "Q" | "R" | "S" | "T" | "U"</text:p>
      <text:p text:style-name="P27"><text:s text:c="21"/>| "V" | "W" | "X" | "Y" | "Z" ;</text:p>
      <text:p text:style-name="P7">&lt;wyraz&gt;::= <text:span text:style-name="T5">&lt;litera&gt; | &lt;wyraz&gt;&lt;litera&gt;</text:span></text:p>
      <text:p text:style-name="P9">&lt;napis&gt;::=&lt;wyraz&gt; | &lt;napis&gt;‘ ‘&lt;wyraz&gt;</text:p>
      <text:p text:style-name="P8">&lt;identyfikator&gt;::= &lt;ciąg cyfr&gt;</text:p>
      <text:p text:style-name="P4"/>
      <text:p text:style-name="P5">&lt;adres&gt;::=&lt;ulica&gt;&lt;numer&gt;[‘/’&lt;numer&gt;]<text:span text:style-name="T3">&lt;adres miejscowości&gt;</text:span></text:p>
      <text:p text:style-name="P6">&lt;adres miejscowości&gt;::=[&lt;kod&gt;] &lt;napis&gt;</text:p>
      <text:p text:style-name="P6">&lt;kod&gt;::=&lt;cyfra&gt;&lt;cyfra&gt;’-’&lt;cyfra&gt;&lt;cyfra&gt;&lt;cyfra&gt;</text:p>
      <text:p text:style-name="P9">&lt;imię&gt;::=&lt;wyraz&gt;<text:line-break/><text:span text:style-name="T26">&lt;drugie imię&gt;::=&lt;wyraz&gt;</text:span></text:p>
      <text:p text:style-name="P9">&lt;nazwisko&gt;::=&lt;wyraz&gt;</text:p>
      <text:p text:style-name="P9"/>
      <text:p text:style-name="P10">&lt;<text:span text:style-name="T6">temin</text:span>&gt;::= <text:span text:style-name="T6">[&lt;dzień tygodnia&gt; ‘,’] &lt;data&gt;’ ’&lt;czas&gt;</text:span></text:p>
      <text:p text:style-name="P24"><text:span text:style-name="T6">&lt;dzień tygodnia&gt;::= </text:span>"<text:span text:style-name="T7">Poniedziałek</text:span>" <text:span text:style-name="T6">|</text:span> "<text:span text:style-name="T7">Wtorek</text:span>" <text:span text:style-name="T6">|</text:span> "<text:span text:style-name="T7">Środa</text:span>" <text:span text:style-name="T6">|</text:span> "<text:span text:style-name="T7">Czwartek</text:span>" <text:span text:style-name="T6">|</text:span></text:p>
      <text:p text:style-name="P28"><text:span text:style-name="T8"><text:s text:c="23"/><text:tab/><text:tab/>"</text:span><text:span text:style-name="T9">Piątek</text:span><text:span text:style-name="T8">" </text:span><text:span text:style-name="T10">|</text:span><text:span text:style-name="T8"> "</text:span><text:span text:style-name="T9">Sobota</text:span><text:span text:style-name="T8">" </text:span><text:span text:style-name="T10">|</text:span><text:span text:style-name="T8"> "</text:span><text:span text:style-name="T9">Niedziela</text:span><text:span text:style-name="T8">"</text:span></text:p>
      <text:p text:style-name="P29"><text:span text:style-name="T8">&lt;data&gt;::= &lt;dzień&gt;’/’&lt;miesiąc&gt;’/’&lt;rok&gt;</text:span></text:p>
      <text:p text:style-name="P30"><text:span text:style-name="T8">&lt;dzień&gt;::= </text:span><text:span text:style-name="T11">&lt;dzień_do9&gt; | &lt;dzień_od10_do29&gt; | &lt;dzień_od30&gt;<text:line-break/>&lt;dzień_do9&gt;::= 0 </text:span><text:span text:style-name="T12">&lt;cyfra niezerowa&gt;<text:line-break/></text:span><text:span text:style-name="T11">&lt;dzień_od10_do29&gt;::</text:span><text:span text:style-name="T13">=</text:span><text:span text:style-name="T11"> </text:span><text:span text:style-name="T13">1 | 2 &lt;cyfra&gt;<text:line-break/>&lt;dzień_od30&gt;::= 3 &lt;cyfra binarna&gt;</text:span></text:p>
      <text:p text:style-name="P21">&lt;miesiąc&gt;::= <text:span text:style-name="T23">&lt;styczeń_wrzesień&gt; | &lt;październik_grudzień&gt;</text:span></text:p>
      <text:p text:style-name="P22"><text:span text:style-name="T23">&lt;styczeń_wrzesień&gt;::= 0 &lt;styczeń_wrzesień_numery&gt;</text:span></text:p>
      <text:p text:style-name="P23">&lt;październik_grudzień&gt;::= 1 &lt;październik_grudzień_nr&gt;</text:p>
      <text:p text:style-name="P11"><text:span text:style-name="T23">&lt;styczeń_wrzesień_nr&gt;::= &lt;cyfra niezerowa&gt;</text:span></text:p>
      <text:p text:style-name="P12">&lt;październik_grudzień_nr&gt;::= <text:span text:style-name="T24">&lt;cyfra binarna&gt; |</text:span> 2</text:p>
      <text:p text:style-name="P12"/>
      <text:p text:style-name="P13">&lt;rok&gt;::= <text:span text:style-name="T2">&lt;liczba naturalna&gt;</text:span></text:p>
      <text:p text:style-name="P10"/>
      <text:p text:style-name="P14"><text:soft-page-break/>&lt;time&gt;::= &lt;godzina&gt;<text:span text:style-name="T14">":"&lt;minuta&gt;</text:span><text:span text:style-name="T18">&lt;pora_dnia&gt;</text:span><text:span text:style-name="T14">"</text:span><text:span text:style-name="T19">M</text:span><text:span text:style-name="T14">"</text:span></text:p>
      <text:p text:style-name="P15"><text:span text:style-name="T14">&lt;godzina&gt;::= </text:span><text:span text:style-name="T17">&lt;godzina_do0&gt; </text:span><text:span text:style-name="T14">| &lt;godzina_od10&gt;</text:span></text:p>
      <text:p text:style-name="P13"><text:span text:style-name="T14">&lt;godzina_do0&gt;::= 0 &lt;</text:span><text:span text:style-name="T15">cyfra niezerowa&gt;</text:span></text:p>
      <text:p text:style-name="P15"><text:span text:style-name="T14">&lt;godzina_od10&gt;::= </text:span><text:span text:style-name="T18">1 </text:span><text:span text:style-name="T14">&lt;</text:span><text:span text:style-name="T16">cyfra binarna</text:span><text:span text:style-name="T14">&gt; | 2</text:span></text:p>
      <text:p text:style-name="P15"><text:span text:style-name="T14"/></text:p>
      <text:p text:style-name="P15"><text:span text:style-name="T14">&lt;minuta&gt;::= &lt;</text:span><text:span text:style-name="T18">minuta_piewsza_cyfra&gt; &lt;minuta_druga_cyfra&gt;</text:span></text:p>
      <text:p text:style-name="P16"><text:span text:style-name="T18">&lt;minuta_piewsza_cyfra&gt;::= 0 | 1 | 2 | 3 | 4 | 5</text:span></text:p>
      <text:p text:style-name="P17"><text:span text:style-name="T18">&lt;minuta_druga_cyfra&gt;::= &lt;cyfra&gt;<text:line-break/><text:line-break/></text:span><text:span text:style-name="T19">&lt;pora dnia&gt;::= &lt;przed południem&gt; | &lt;po południu&gt;<text:line-break/>&lt;przed południem&gt;::= </text:span><text:span text:style-name="T17">"</text:span><text:span text:style-name="T19">A</text:span><text:span text:style-name="T17">"</text:span></text:p>
      <text:p text:style-name="P19"><text:span text:style-name="T17">&lt;</text:span><text:span text:style-name="T14">po południu&gt;::= </text:span><text:span text:style-name="T17">"</text:span><text:span text:style-name="T14">P</text:span><text:span text:style-name="T17">"<text:line-break/><text:line-break/></text:span><text:span text:style-name="T22">&lt;klient&gt;::= &lt;identyfikator&gt;</text:span><text:span text:style-name="T8">&lt;nazwa klienta&gt;</text:span><text:span text:style-name="T22">&lt;adres&gt;</text:span></text:p>
      <text:p text:style-name="P19">&lt;nazwa klienta&gt;::= &lt;imię&gt; &lt;drugie imię&gt; &lt;nazwisko&gt;</text:p>
      <text:p text:style-name="P19"/>
      <text:p text:style-name="P20">&lt;bilet&gt;::=&lt;kurs&gt;<text:span text:style-name="T17">"</text:span><text:span text:style-name="T14"> </text:span><text:span text:style-name="T17">"</text:span>&lt;cena&gt;<text:span text:style-name="T17">"</text:span><text:span text:style-name="T14"> </text:span><text:span text:style-name="T17">"</text:span><text:span text:style-name="T14">[</text:span>&lt;klient&gt;]</text:p>
      <text:p text:style-name="P20"><text:span text:style-name="T17">&lt;cena&gt;::=</text:span><text:span text:style-name="T21">&lt;ciąg cyfr&gt;</text:span><text:span text:style-name="T20">",</text:span><text:span text:style-name="T17">"</text:span><text:span text:style-name="T20">&lt;cyfra&gt;&lt;cyfra&gt;</text:span><text:span text:style-name="T17">"</text:span><text:span text:style-name="T20">PLN</text:span><text:span text:style-name="T17">"<text:line-break/></text:span><text:span text:style-name="T20">&lt;kurs&gt;::=&lt;adres&gt;</text:span><text:span text:style-name="T17">" "</text:span><text:span text:style-name="T20">&lt;termin&gt; </text:span><text:span text:style-name="T17">" - "</text:span><text:span text:style-name="T20">&lt;adres&gt;</text:span><text:span text:style-name="T17">" "</text:span><text:span text:style-name="T20">&lt;termin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20:57:13.842425810</meta:creation-date>
    <dc:date>2019-03-04T11:25:13.304301789</dc:date>
    <meta:editing-duration>PT1H12M35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280" meta:character-count="2425" meta:non-whitespace-character-count="2097"/>
  </office:meta>
</office:document-meta>
</file>